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co1" style:family="table-column">
      <style:table-column-properties style:column-width="2.057cm" style:use-optimal-column-width="false"/>
    </style:style>
    <style:style style:name="co2" style:family="table-column">
      <style:table-column-properties style:column-width="2.056cm" style:use-optimal-column-width="false"/>
    </style:style>
    <style:style style:name="ro1" style:family="table-row">
      <style:table-row-properties style:row-height="1.346cm"/>
    </style:style>
    <style:style style:name="ce1" style:family="table-cell">
      <loext:graphic-properties draw:fill-color="#729fcf"/>
      <style:text-properties fo:background-color="#ff3333"/>
    </style:style>
    <style:style style:name="P1" style:family="paragraph">
      <style:text-properties style:font-name="Noto Kufi Arabic" fo:font-size="16pt" style:font-size-asian="24pt" style:font-size-complex="24pt"/>
    </style:style>
    <style:style style:name="P2" style:family="paragraph">
      <loext:graphic-properties draw:fill="none" draw:fill-color="#ffffff"/>
      <style:text-properties style:font-name="Noto Kufi Arabic" fo:font-size="16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font-name="Noto Kufi Arabic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0.283cm" svg:height="4.037cm" svg:x="4.87cm" svg:y="3.028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1 <text:span text:style-name="T1">0,0</text:span></text:p>
              </table:table-cell>
              <table:table-cell>
                <text:p>2 <text:span text:style-name="T1">0,1</text:span></text:p>
              </table:table-cell>
              <table:table-cell>
                <text:p>3 <text:span text:style-name="T1">0,2</text:span></text:p>
              </table:table-cell>
              <table:table-cell>
                <text:p>4 <text:span text:style-name="T1">0,3</text:span></text:p>
              </table:table-cell>
              <table:table-cell>
                <text:p>5 <text:span text:style-name="T1">0,4</text:span></text:p>
              </table:table-cell>
            </table:table-row>
            <table:table-row table:style-name="ro1" table:default-cell-style-name="gray1">
              <table:table-cell>
                <text:p>6 <text:span text:style-name="T1">1,0</text:span></text:p>
              </table:table-cell>
              <table:table-cell>
                <text:p>7 <text:span text:style-name="T1">1,1</text:span></text:p>
              </table:table-cell>
              <table:table-cell>
                <text:p>8 <text:span text:style-name="T1">1,2</text:span></text:p>
              </table:table-cell>
              <table:table-cell table:style-name="ce1">
                <text:p>9 <text:span text:style-name="T1">1,3</text:span></text:p>
              </table:table-cell>
              <table:table-cell>
                <text:p>10 <text:span text:style-name="T1">1,4</text:span></text:p>
              </table:table-cell>
            </table:table-row>
            <table:table-row table:style-name="ro1" table:default-cell-style-name="gray1">
              <table:table-cell>
                <text:p>11 <text:span text:style-name="T1">2,0</text:span></text:p>
              </table:table-cell>
              <table:table-cell>
                <text:p>12 <text:span text:style-name="T1">2,1</text:span></text:p>
              </table:table-cell>
              <table:table-cell>
                <text:p>13 <text:span text:style-name="T1">2,2</text:span></text:p>
              </table:table-cell>
              <table:table-cell>
                <text:p>14 <text:span text:style-name="T1">2,3</text:span></text:p>
              </table:table-cell>
              <table:table-cell>
                <text:p>15 <text:span text:style-name="T1">2,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2.089cm" svg:height="1.318cm" svg:x="3.77cm" svg:y="7.842cm">
          <draw:text-box>
            <text:p text:style-name="P1"><text:span text:style-name="T2">[subscript_1, subscript_2] = [i, j] = [1, 3]</text:span></text:p>
          </draw:text-box>
        </draw:frame>
        <draw:line draw:style-name="gr2" draw:text-style-name="P3" draw:layer="layout" svg:x1="12.811cm" svg:y1="7.858cm" svg:x2="12.784cm" svg:y2="4.964cm">
          <text:p/>
        </draw:line>
        <draw:line draw:style-name="gr2" draw:text-style-name="P3" draw:layer="layout" svg:x1="11.668cm" svg:y1="4.483cm" svg:x2="16.113cm" svg:y2="4.483cm">
          <text:p/>
        </draw:line>
        <draw:frame draw:style-name="gr1" draw:text-style-name="P4" draw:layer="layout" svg:width="2.754cm" svg:height="1.673cm" svg:x="16.24cm" svg:y="4.048cm">
          <draw:text-box>
            <text:p>element</text:p>
            <text:p>number</text:p>
          </draw:text-box>
        </draw:frame>
        <draw:frame draw:style-name="gr1" draw:text-style-name="P4" draw:layer="layout" svg:width="2.013cm" svg:height="0.962cm" svg:x="4.937cm" svg:y="1.816cm">
          <draw:text-box>
            <text:p>col_0</text:p>
          </draw:text-box>
        </draw:frame>
        <draw:frame draw:style-name="gr1" draw:text-style-name="P4" draw:layer="layout" svg:width="2.013cm" svg:height="0.962cm" svg:x="6.938cm" svg:y="1.816cm">
          <draw:text-box>
            <text:p>col_1</text:p>
          </draw:text-box>
        </draw:frame>
        <draw:frame draw:style-name="gr1" draw:text-style-name="P4" draw:layer="layout" svg:width="2.013cm" svg:height="0.962cm" svg:x="8.939cm" svg:y="1.816cm">
          <draw:text-box>
            <text:p>col_2</text:p>
          </draw:text-box>
        </draw:frame>
        <draw:frame draw:style-name="gr1" draw:text-style-name="P4" draw:layer="layout" svg:width="2.013cm" svg:height="0.962cm" svg:x="11.04cm" svg:y="1.816cm">
          <draw:text-box>
            <text:p>col_3</text:p>
          </draw:text-box>
        </draw:frame>
        <draw:frame draw:style-name="gr1" draw:text-style-name="P4" draw:layer="layout" svg:width="2.013cm" svg:height="0.962cm" svg:x="13.041cm" svg:y="1.816cm">
          <draw:text-box>
            <text:p>col_4</text:p>
          </draw:text-box>
        </draw:frame>
        <draw:frame draw:style-name="gr1" draw:text-style-name="P4" draw:layer="layout" svg:width="2.225cm" svg:height="0.962cm" svg:x="2.738cm" svg:y="3.116cm">
          <draw:text-box>
            <text:p>row_0</text:p>
          </draw:text-box>
        </draw:frame>
        <draw:frame draw:style-name="gr1" draw:text-style-name="P4" draw:layer="layout" svg:width="2.225cm" svg:height="0.962cm" svg:x="2.739cm" svg:y="4.516cm">
          <draw:text-box>
            <text:p>row_1</text:p>
          </draw:text-box>
        </draw:frame>
        <draw:frame draw:style-name="gr1" draw:text-style-name="P4" draw:layer="layout" svg:width="2.225cm" svg:height="0.962cm" svg:x="2.74cm" svg:y="5.816cm">
          <draw:text-box>
            <text:p>row_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9:08:18.315937682</meta:creation-date>
    <dc:date>2020-07-09T19:25:47.588525178</dc:date>
    <meta:editing-duration>PT5M48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